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46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none"/>
    </style:style>
    <style:style style:name="ce2" style:family="table-cell" style:parent-style-name="Default">
      <style:table-cell-properties fo:background-color="#e5e5e5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18a303" fo:border="0.06pt solid #000000"/>
      <style:text-properties fo:color="#18a303"/>
    </style:style>
    <style:style style:name="ce5" style:family="table-cell" style:parent-style-name="Default">
      <style:table-cell-properties fo:background-color="#c9211e" fo:border="0.06pt solid #000000"/>
      <style:text-properties fo:color="#18a303"/>
    </style:style>
    <style:style style:name="ce6" style:family="table-cell" style:parent-style-name="Default">
      <style:table-cell-properties fo:background-color="#c9211e" fo:border="0.06pt solid #000000"/>
    </style:style>
    <style:style style:name="ce7" style:family="table-cell" style:parent-style-name="Default">
      <style:table-cell-properties fo:background-color="#b2b2b2" fo:border="0.06pt solid #000000"/>
      <style:text-properties fo:color="#e5e5e5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4"/>
        <table:table-column table:style-name="co2" table:default-cell-style-name="ce7"/>
        <table:table-column table:style-name="co2" table:number-columns-repeated="2" table:default-cell-style-name="ce4"/>
        <table:table-column table:style-name="co2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Lydia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Maya</text:p>
          </table:table-cell>
          <table:table-cell table:style-name="Default" office:value-type="string" calcext:value-type="string">
            <text:p>Morgane</text:p>
          </table:table-cell>
          <table:table-cell office:value-type="string" calcext:value-type="string">
            <text:p>Lucas</text:p>
          </table:table-cell>
        </table:table-row>
        <table:table-row table:style-name="ro1">
          <table:table-cell table:style-name="ce1" office:value-type="string" calcext:value-type="string">
            <text:p>OpenSources, Facade_gris.pgm, 17, 0, O, gris, 4, 1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OpenSources, Cameraman_gris.pgm, 16, 0, O, gris, 4, 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OpenSources, Micro1_gris.png, 15, 0, O, gris, 5, 1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OpenSources, Lena_gris.pgm, 14, 0, O, gris, 4, 1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OpenSources, Lena_couleur.png, 13, 0, O, couleur, 5, 13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ce1" office:value-type="string" calcext:value-type="string">
            <text:p>Tom, Geek_couleur.CR2, 9, 0, O, couleur, 5, 9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ce1" office:value-type="string" calcext:value-type="string">
            <text:p>OpenSources, Bird_gris.pgm, 6, 0, O, gris, 2, 6</text:p>
          </table:table-cell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table:style-name="ce1" office:value-type="string" calcext:value-type="string">
            <text:p>OpenSources, Bird_couleur.png, 5, 0, O, couleur, 2, 5</text:p>
          </table:table-cell>
          <table:table-cell table:style-name="ce5"/>
          <table:table-cell table:style-name="ce4"/>
          <table:table-cell table:style-name="ce5"/>
          <table:table-cell table:number-columns-repeated="2"/>
        </table:table-row>
        <table:table-row table:style-name="ro1">
          <table:table-cell table:style-name="ce1" office:value-type="string" calcext:value-type="string">
            <text:p>OpenSources, Barbara_gris.pgm, 4, 0, O, gris, 2, 4</text:p>
          </table:table-cell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table:style-name="ce1" office:value-type="string" calcext:value-type="string">
            <text:p>OpenSources, Barbara_couleur.png, 3, 0, O, couleur, 2, 3</text:p>
          </table:table-cell>
          <table:table-cell table:style-name="ce5"/>
          <table:table-cell table:style-name="ce4"/>
          <table:table-cell table:style-name="ce5"/>
          <table:table-cell table:number-columns-repeated="2"/>
        </table:table-row>
        <table:table-row table:style-name="ro1">
          <table:table-cell table:style-name="ce1" office:value-type="string" calcext:value-type="string">
            <text:p>OpenSources, Baboon_gris.pgm, 2, 0, O, gris, 4, 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OpenSources, Baboon_couleur.png, 1, 0, O, couleur, 5, 1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Lydia, SolBois01_gris.pgm, 45, 2, L, gris, 4, 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ydia, PontGauche01_gris.pgm, 43, 2, L, gris, 4, 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ydia, PontGauche01_couleur.CR2, 42, 5, L, couleur, 5, 42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Lydia, PlanteEau01_gris.pgm, 41, 9, L, gris, 4, 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ydia, PlanteEau01_couleur.CR2, 40, 9, L, couleur, 5, 40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Tom, PanneauPieton_gris.pgm, 37, 1, L, gris, 4, 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m, PanneauPieton_couleur.CR2, 36, 3, L, couleur, 5, 36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Tom, LimaceVelo_gris.pgm, 35, 7, L, gris, 2, 35</text:p>
          </table:table-cell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Tom, LimaceVelo_couleur.CR2, 34, 9, L, couleur, 3, 34</text:p>
          </table:table-cell>
          <table:table-cell table:style-name="ce5"/>
          <table:table-cell table:style-name="ce4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Tom, CedezPassage01_gris.pgm, 31, 1, L, gris, 4, 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m, CedezPassage01_couleur.CR2, 30, 3, L, couleur, 5, 30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Lydia, BateauCote_gris.pgm, 27, 9, L, gris, 5, 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ydia, BateauCote_couleur.CR2, 26, 9, L, couleur, 5, 26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Tom, Bateau01_gris.pgm, 25, 7, L, gris, 4, 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m, Bateau01_couleur.CR2, 24, 9, L, couleur, 5, 24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Tom, ArbreMultiBranche_gris.pgm, 19, 7, L, gris, 4, 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m, ArbreMultiBranche_couleur.CR2, 18, 8, L, couleur, 5, 18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ce3" office:value-type="string" calcext:value-type="string">
            <text:p>Tom, Ville_gris.pgm, 91, 66, L, gris, 4, 9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om, Ville_couleur.CR2, 90, 78, L, couleur, 5, 90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ce3" office:value-type="string" calcext:value-type="string">
            <text:p>Tom, Rugby_gris.pgm, 85, 56, L, gris, 4, 8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om, Rugby_couleur.CR2, 84, 72, L, couleur, 5, 84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ce3" office:value-type="string" calcext:value-type="string">
            <text:p>Lydia, Mario01_gris.pgm, 77, 24, L, gris, 4, 7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Lydia, Mario01_couleur.CR2, 76, 93, L, couleur, 5, 76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ce3" office:value-type="string" calcext:value-type="string">
            <text:p>Tom, MagnifiquePontPret_gris.pgm, 75, 48, L, gris, 4, 7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om, MagnifiquePontPret_couleur.CR2, 74, 72, L, couleur, 5, 74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ce3" office:value-type="string" calcext:value-type="string">
            <text:p>Tom, LaboPhonix_couleur.CR2, 72, 98, L, couleur, 4, 72</text:p>
          </table:table-cell>
          <table:table-cell/>
          <table:table-cell table:style-name="ce6"/>
          <table:table-cell table:number-columns-repeated="3"/>
        </table:table-row>
        <table:table-row table:style-name="ro1">
          <table:table-cell table:style-name="ce3" office:value-type="string" calcext:value-type="string">
            <text:p>Tom, GrosArbre01_gris.pgm, 71, 51, L, gris, 4, 7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om, GrosArbre01_couleur.CR2, 70, 83, L, couleur, 5, 70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ce3" office:value-type="string" calcext:value-type="string">
            <text:p>Lydia, Grille01_couleur.CR2, 68, 60, L, couleur, 5, 68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ce3" office:value-type="string" calcext:value-type="string">
            <text:p>Tom, DomePont_gris.pgm, 67, 80, L, gris, 4, 6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om, DomePont_couleur.CR2, 66, 99, L, couleur, 5, 66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ce3" office:value-type="string" calcext:value-type="string">
            <text:p>Tom, CedezPassage02_gris.pgm, 63, 20, L, gris, 4, 6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om, CedezPassage02_couleur.CR2, 62, 41, L, couleur, 5, 62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ce3" office:value-type="string" calcext:value-type="string">
            <text:p>Tom, BriqueSol01_gris.pgm, 59, 10, L, gris, 2, 59</text:p>
          </table:table-cell>
          <table:table-cell table:style-name="ce6"/>
          <table:table-cell/>
          <table:table-cell table:style-name="ce6"/>
          <table:table-cell table:number-columns-repeated="2"/>
        </table:table-row>
        <table:table-row table:style-name="ro1">
          <table:table-cell table:style-name="ce3" office:value-type="string" calcext:value-type="string">
            <text:p>Tom, BeaucoupVer_couleurs.CR2, 56, 81, L, couleur, 5, 56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Tom, StatuPorte_gris.pgm, 115, 573, L, gris, 4, 1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m, StatuPorte_couleur.CR2, 114, 647, L, couleur, 5, 114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Lydia, PlantePont02_gris.pgm, 113, 249, L, gris, 4, 1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ydia, PlantePont02_couleur.CR2, 112, 483, L, couleur, 5, 112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Tom, MurEauGens_gris.pgm, 111, 298, L, gris, 4, 1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m, MurEauGens_couleur.CR2, 110, 321, L, couleur, 5, 110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Lydia, MurArcEnCiel01_gris.pgm, 107, 158, L, gris, 4, 1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ydia, MurArcEnCiel01_couleur.CR2, 106, 211, L, couleur, 5, 106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Tom, GruArbre_gris.pgm, 105, 124, L, gris, 4, 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m, GruArbre_couleur.CR2, 104, 166, L, couleur, 5, 104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Tom, EauBord_gris.pgm, 103, 348, L, gris, 4, 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m, EauBord_couleur.CR2, 102, 546, L, couleur, 5, 102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Tom, Dome_gris.pgm, 101, 193, L, gris, 4, 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m, Dome_couleur.CR2, 100, 225, L, couleur, 5, 100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Tom, DessusPont_gris.pgm, 99, 203, L, gris, 4, 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m, DessusPont_couleur.CR2, 98, 243, L, couleur, 5, 98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Tom, ChaussureLydia_gris.pgm, 95, 5000, L, gris, 4, 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m, ChaussureLydia_couleur.CR2, 94, 10000, L, couleur, 5, 94</text:p>
          </table:table-cell>
          <table:table-cell/>
          <table:table-cell table:style-name="ce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1-16T12:19:59.514000000</meta:creation-date>
    <dc:date>2025-01-16T14:30:17.040000000</dc:date>
    <meta:editing-duration>PT3M11S</meta:editing-duration>
    <meta:editing-cycles>1</meta:editing-cycles>
    <meta:document-statistic meta:table-count="1" meta:cell-count="70" meta:object-count="0"/>
    <meta:generator>LibreOffice/6.3.6.2$Windows_X86_64 LibreOffice_project/2196df99b074d8a661f4036fca8fa0cbfa33a497</meta:generator>
  </office:meta>
</office:document-meta>
</file>